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024b" officeooo:paragraph-rsid="0013024b"/>
    </style:style>
    <style:style style:name="P2" style:family="paragraph" style:parent-style-name="Standard" style:list-style-name="L1">
      <style:text-properties officeooo:rsid="00174c5b" officeooo:paragraph-rsid="00174c5b"/>
    </style:style>
    <style:style style:name="P3" style:family="paragraph" style:parent-style-name="Standard" style:list-style-name="L1">
      <style:text-properties officeooo:rsid="0018d11a" officeooo:paragraph-rsid="0018d11a"/>
    </style:style>
    <style:style style:name="P4" style:family="paragraph" style:parent-style-name="Standard" style:list-style-name="L1">
      <style:text-properties officeooo:rsid="00195f15" officeooo:paragraph-rsid="00195f15"/>
    </style:style>
    <style:style style:name="P5" style:family="paragraph" style:parent-style-name="Standard" style:list-style-name="L1">
      <style:text-properties officeooo:rsid="001a0df6" officeooo:paragraph-rsid="001a0df6"/>
    </style:style>
    <style:style style:name="P6" style:family="paragraph" style:parent-style-name="Standard" style:list-style-name="L1">
      <style:text-properties officeooo:rsid="001a27fc" officeooo:paragraph-rsid="001a27fc"/>
    </style:style>
    <style:style style:name="P7" style:family="paragraph" style:parent-style-name="Standard" style:list-style-name="L1">
      <style:text-properties officeooo:rsid="001aa504" officeooo:paragraph-rsid="001aa504"/>
    </style:style>
    <style:style style:name="P8" style:family="paragraph" style:parent-style-name="Standard" style:list-style-name="L1">
      <style:text-properties officeooo:rsid="001aaa01" officeooo:paragraph-rsid="001aaa01"/>
    </style:style>
    <style:style style:name="P9" style:family="paragraph" style:parent-style-name="Standard" style:list-style-name="L1">
      <style:text-properties officeooo:rsid="00208e76" officeooo:paragraph-rsid="00208e76"/>
    </style:style>
    <style:style style:name="P10" style:family="paragraph" style:parent-style-name="Standard" style:list-style-name="L1">
      <style:text-properties officeooo:rsid="002648ac" officeooo:paragraph-rsid="002648ac"/>
    </style:style>
    <style:style style:name="P11" style:family="paragraph" style:parent-style-name="Standard" style:list-style-name="L1">
      <style:text-properties officeooo:rsid="002812ae" officeooo:paragraph-rsid="002812ae"/>
    </style:style>
    <style:style style:name="P12" style:family="paragraph" style:parent-style-name="Standard" style:list-style-name="L1">
      <style:text-properties officeooo:rsid="002a4bb8" officeooo:paragraph-rsid="002a4bb8"/>
    </style:style>
    <style:style style:name="P13" style:family="paragraph" style:parent-style-name="Standard" style:list-style-name="L1">
      <style:text-properties officeooo:rsid="002ad971" officeooo:paragraph-rsid="002ad971"/>
    </style:style>
    <style:style style:name="P14" style:family="paragraph" style:parent-style-name="Standard" style:list-style-name="L1">
      <style:text-properties officeooo:rsid="002d37d3" officeooo:paragraph-rsid="002d37d3"/>
    </style:style>
    <style:style style:name="P15" style:family="paragraph" style:parent-style-name="Standard" style:list-style-name="L1">
      <style:text-properties officeooo:rsid="002ebe3a" officeooo:paragraph-rsid="002ebe3a"/>
    </style:style>
    <style:style style:name="P16" style:family="paragraph" style:parent-style-name="Standard" style:list-style-name="L1">
      <style:text-properties officeooo:rsid="00308323" officeooo:paragraph-rsid="00308323"/>
    </style:style>
    <style:style style:name="P17" style:family="paragraph" style:parent-style-name="Standard" style:list-style-name="L1">
      <style:text-properties officeooo:rsid="00329f96" officeooo:paragraph-rsid="00329f96"/>
    </style:style>
    <style:style style:name="P18" style:family="paragraph" style:parent-style-name="Standard" style:list-style-name="L1">
      <style:text-properties officeooo:rsid="003369df" officeooo:paragraph-rsid="003369df"/>
    </style:style>
    <style:style style:name="P19" style:family="paragraph" style:parent-style-name="Standard" style:list-style-name="L1">
      <style:text-properties officeooo:rsid="003575d7" officeooo:paragraph-rsid="003575d7"/>
    </style:style>
    <style:style style:name="P20" style:family="paragraph" style:parent-style-name="Standard" style:list-style-name="L1">
      <style:text-properties officeooo:rsid="0036e146" officeooo:paragraph-rsid="0036e146"/>
    </style:style>
    <style:style style:name="P21" style:family="paragraph" style:parent-style-name="Standard" style:list-style-name="L1">
      <style:text-properties officeooo:rsid="00386dc8" officeooo:paragraph-rsid="00386dc8"/>
    </style:style>
    <style:style style:name="P22" style:family="paragraph" style:parent-style-name="Standard" style:list-style-name="L1">
      <style:text-properties officeooo:rsid="003a35f8" officeooo:paragraph-rsid="003a35f8"/>
    </style:style>
    <style:style style:name="P23" style:family="paragraph" style:parent-style-name="Standard" style:list-style-name="L1">
      <style:text-properties officeooo:rsid="003bdbf5" officeooo:paragraph-rsid="003bdbf5"/>
    </style:style>
    <style:style style:name="P24" style:family="paragraph" style:parent-style-name="Standard" style:list-style-name="L1">
      <style:text-properties officeooo:rsid="003d7aac" officeooo:paragraph-rsid="003d7aac"/>
    </style:style>
    <style:style style:name="P25" style:family="paragraph" style:parent-style-name="Standard" style:list-style-name="L1">
      <style:text-properties officeooo:rsid="003f4766" officeooo:paragraph-rsid="003f4766"/>
    </style:style>
    <style:style style:name="P26" style:family="paragraph" style:parent-style-name="Standard" style:list-style-name="L1">
      <style:text-properties officeooo:rsid="004022d4" officeooo:paragraph-rsid="004022d4"/>
    </style:style>
    <style:style style:name="P27" style:family="paragraph" style:parent-style-name="Standard" style:list-style-name="L1">
      <style:text-properties officeooo:rsid="0042dc11" officeooo:paragraph-rsid="0042dc11"/>
    </style:style>
    <style:style style:name="P28" style:family="paragraph" style:parent-style-name="Standard" style:list-style-name="L1">
      <style:text-properties officeooo:rsid="00444327" officeooo:paragraph-rsid="00458425"/>
    </style:style>
    <style:style style:name="P29" style:family="paragraph" style:parent-style-name="Standard" style:list-style-name="L1">
      <style:text-properties officeooo:rsid="00444327" officeooo:paragraph-rsid="0046e6c8"/>
    </style:style>
    <style:style style:name="P30" style:family="paragraph" style:parent-style-name="Standard" style:list-style-name="L1">
      <style:text-properties officeooo:rsid="00444327" officeooo:paragraph-rsid="00491921"/>
    </style:style>
    <style:style style:name="P31" style:family="paragraph" style:parent-style-name="Standard" style:list-style-name="L1">
      <style:text-properties officeooo:rsid="00444327" officeooo:paragraph-rsid="004afdfd"/>
    </style:style>
    <style:style style:name="P32" style:family="paragraph" style:parent-style-name="Standard" style:list-style-name="L1">
      <style:text-properties officeooo:rsid="00444327" officeooo:paragraph-rsid="004b71fa"/>
    </style:style>
    <style:style style:name="P33" style:family="paragraph" style:parent-style-name="Standard" style:list-style-name="L1">
      <style:text-properties officeooo:rsid="00444327" officeooo:paragraph-rsid="004d12af"/>
    </style:style>
    <style:style style:name="P34" style:family="paragraph" style:parent-style-name="Standard" style:list-style-name="L1">
      <style:text-properties officeooo:rsid="00444327" officeooo:paragraph-rsid="004ebd33"/>
    </style:style>
    <style:style style:name="P35" style:family="paragraph" style:parent-style-name="Standard" style:list-style-name="L1">
      <style:text-properties officeooo:rsid="00444327" officeooo:paragraph-rsid="004ffe8b"/>
    </style:style>
    <style:style style:name="P36" style:family="paragraph" style:parent-style-name="Standard" style:list-style-name="L1">
      <style:text-properties officeooo:rsid="00444327" officeooo:paragraph-rsid="00503c6d"/>
    </style:style>
    <style:style style:name="P37" style:family="paragraph" style:parent-style-name="Standard" style:list-style-name="L1">
      <style:text-properties officeooo:rsid="00444327" officeooo:paragraph-rsid="005142c6"/>
    </style:style>
    <style:style style:name="P38" style:family="paragraph" style:parent-style-name="Standard" style:list-style-name="L1">
      <style:text-properties officeooo:rsid="00444327" officeooo:paragraph-rsid="00529fb5"/>
    </style:style>
    <style:style style:name="P39" style:family="paragraph" style:parent-style-name="Standard" style:list-style-name="L1">
      <style:text-properties officeooo:rsid="00444327" officeooo:paragraph-rsid="00539bf1"/>
    </style:style>
    <style:style style:name="P40" style:family="paragraph" style:parent-style-name="Standard" style:list-style-name="L1">
      <style:text-properties officeooo:rsid="0059a266" officeooo:paragraph-rsid="0059a266"/>
    </style:style>
    <style:style style:name="P41" style:family="paragraph" style:parent-style-name="Standard" style:list-style-name="L1">
      <style:text-properties officeooo:rsid="005d1e4a" officeooo:paragraph-rsid="005d1e4a"/>
    </style:style>
    <style:style style:name="P42" style:family="paragraph" style:parent-style-name="Standard" style:list-style-name="L1">
      <style:text-properties officeooo:rsid="005e59e5" officeooo:paragraph-rsid="005e59e5"/>
    </style:style>
    <style:style style:name="P43" style:family="paragraph" style:parent-style-name="Standard" style:list-style-name="L1">
      <style:text-properties officeooo:rsid="005ff0dc" officeooo:paragraph-rsid="005ff0dc"/>
    </style:style>
    <style:style style:name="P44" style:family="paragraph" style:parent-style-name="Standard" style:list-style-name="L1">
      <style:text-properties officeooo:rsid="0060e772" officeooo:paragraph-rsid="0060e772"/>
    </style:style>
    <style:style style:name="P45" style:family="paragraph" style:parent-style-name="Standard" style:list-style-name="L1">
      <style:text-properties officeooo:rsid="006479b6" officeooo:paragraph-rsid="006479b6"/>
    </style:style>
    <style:style style:name="P46" style:family="paragraph" style:parent-style-name="Standard" style:list-style-name="L1">
      <style:text-properties officeooo:rsid="00690c61" officeooo:paragraph-rsid="00690c61"/>
    </style:style>
    <style:style style:name="P47" style:family="paragraph" style:parent-style-name="Standard" style:list-style-name="L1">
      <style:text-properties officeooo:rsid="006d4d7c" officeooo:paragraph-rsid="006d4d7c"/>
    </style:style>
    <style:style style:name="P48" style:family="paragraph" style:parent-style-name="Standard" style:list-style-name="L1">
      <style:text-properties officeooo:rsid="006debf7" officeooo:paragraph-rsid="006debf7"/>
    </style:style>
    <style:style style:name="P49" style:family="paragraph" style:parent-style-name="Standard" style:list-style-name="L1">
      <style:text-properties officeooo:rsid="006e1ae7" officeooo:paragraph-rsid="006e1ae7"/>
    </style:style>
    <style:style style:name="P50" style:family="paragraph" style:parent-style-name="Standard" style:list-style-name="L1">
      <style:text-properties officeooo:rsid="006f48c9" officeooo:paragraph-rsid="006f48c9"/>
    </style:style>
    <style:style style:name="P51" style:family="paragraph" style:parent-style-name="Standard" style:list-style-name="L1">
      <style:text-properties officeooo:rsid="006fa61e" officeooo:paragraph-rsid="006fa61e"/>
    </style:style>
    <style:style style:name="P52" style:family="paragraph" style:parent-style-name="Standard" style:list-style-name="L1">
      <style:text-properties officeooo:rsid="00714d4e" officeooo:paragraph-rsid="00714d4e"/>
    </style:style>
    <style:style style:name="P53" style:family="paragraph" style:parent-style-name="Standard" style:list-style-name="L1">
      <style:text-properties officeooo:rsid="007185a5" officeooo:paragraph-rsid="007185a5"/>
    </style:style>
    <style:style style:name="T1" style:family="text">
      <style:text-properties officeooo:rsid="00223d60"/>
    </style:style>
    <style:style style:name="T2" style:family="text">
      <style:text-properties officeooo:rsid="00458425"/>
    </style:style>
    <style:style style:name="T3" style:family="text">
      <style:text-properties officeooo:rsid="0046c20c"/>
    </style:style>
    <style:style style:name="T4" style:family="text">
      <style:text-properties officeooo:rsid="0047c40f"/>
    </style:style>
    <style:style style:name="T5" style:family="text">
      <style:text-properties officeooo:rsid="004afdfd"/>
    </style:style>
    <style:style style:name="T6" style:family="text">
      <style:text-properties officeooo:rsid="004b71fa"/>
    </style:style>
    <style:style style:name="T7" style:family="text">
      <style:text-properties officeooo:rsid="004d12af"/>
    </style:style>
    <style:style style:name="T8" style:family="text">
      <style:text-properties officeooo:rsid="004ebd33"/>
    </style:style>
    <style:style style:name="T9" style:family="text">
      <style:text-properties officeooo:rsid="00503c6d"/>
    </style:style>
    <style:style style:name="T10" style:family="text">
      <style:text-properties officeooo:rsid="005142c6"/>
    </style:style>
    <style:style style:name="T11" style:family="text">
      <style:text-properties officeooo:rsid="00529fb5"/>
    </style:style>
    <style:style style:name="T12" style:family="text">
      <style:text-properties officeooo:rsid="0057fd7e"/>
    </style:style>
    <style:style style:name="T13" style:family="text">
      <style:text-properties officeooo:rsid="005d9a09"/>
    </style:style>
    <style:style style:name="T14" style:family="text">
      <style:text-properties officeooo:rsid="0069e0a5"/>
    </style:style>
    <style:style style:name="T15" style:family="text">
      <style:text-properties officeooo:rsid="007174c0"/>
    </style:style>
    <style:style style:name="T16" style:family="text">
      <style:text-properties officeooo:rsid="0071a60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 time networks, Forelesning 3</text:p>
      <text:p text:style-name="P1"/>
      <text:list xml:id="list2679472911961195100" text:style-name="L1">
        <text:list-item>
          <text:p text:style-name="P2">CAN</text:p>
          <text:list>
            <text:list-item>
              <text:p text:style-name="P3">Er på mange måter urettferdig </text:p>
            </text:list-item>
            <text:list-item>
              <text:p text:style-name="P3">Lavere identifiers på frames git prioritet </text:p>
            </text:list-item>
            <text:list-item>
              <text:p text:style-name="P4">Det eksisterer måter for å komme seg forbi dette </text:p>
              <text:list>
                <text:list-item>
                  <text:p text:style-name="P5">[Cena 2001]</text:p>
                </text:list-item>
                <text:list-item>
                  <text:p text:style-name="P5">DeviceNet (Til en viss frad)</text:p>
                </text:list-item>
              </text:list>
            </text:list-item>
            <text:list-item>
              <text:p text:style-name="P5">Men </text:p>
              <text:list>
                <text:list-item>
                  <text:p text:style-name="P6">Gitt et sett av trafic neads </text:p>
                  <text:list>
                    <text:list-item>
                      <text:p text:style-name="P7">Trafic neads </text:p>
                      <text:list>
                        <text:list-item>
                          <text:p text:style-name="P8">Vi har et sett med sporadic trafic </text:p>
                          <text:list>
                            <text:list-item>
                              <text:p text:style-name="P8"><draw:frame draw:style-name="fr1" draw:name="Object1" text:anchor-type="as-char" svg:y="-0.1484in" svg:width="1.0866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                      </text:list-item>
                          </text:list>
                        </text:list-item>
                        <text:list-item>
                          <text:p text:style-name="P8">Vi har et sett med periodiske meldinger </text:p>
                          <text:list>
                            <text:list-item>
                              <text:p text:style-name="P8"><draw:frame draw:style-name="fr1" draw:name="Object2" text:anchor-type="as-char" svg:y="-0.1484in" svg:width="1.122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                    </text:list-item>
                          </text:list>
                        </text:list-item>
                        <text:list-item>
                          <text:p text:style-name="P9">Om man antar at alle følger disse kravene vil man <text:span text:style-name="T1">kunne si noe om worst-case tid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Response time analysis </text:p>
          <text:list>
            <text:list-item>
              <text:p text:style-name="P11">Worst case response time for en melding <draw:frame draw:style-name="fr1" draw:name="Object3" text:anchor-type="as-char" svg:y="-0.1484in" svg:width="0.2693in" svg:height="0.2091in" draw:z-index="2"><draw:object xlink:href="./Object 3" xlink:type="simple" xlink:show="embed" xlink:actuate="onLoad"/><draw:image xlink:href="./ObjectReplacements/Object 3" xlink:type="simple" xlink:show="embed" xlink:actuate="onLoad"/></draw:frame> er den lengste tiden mellom </text:p>
              <text:list>
                <text:list-item>
                  <text:p text:style-name="P11">Queuing av en melding </text:p>
                </text:list-item>
                <text:list-item>
                  <text:p text:style-name="P11">Ankomst-tidspunkt av meldingen ved destinasjonen</text:p>
                </text:list-item>
              </text:list>
            </text:list-item>
            <text:list-item>
              <text:p text:style-name="P13">Et sett med trafic requirements kan håndteres av CAN netverk iff <draw:frame draw:style-name="fr1" draw:name="Object5" text:anchor-type="as-char" svg:y="-0.1484in" svg:width="0.9047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11"><draw:frame draw:style-name="fr1" draw:name="Object4" text:anchor-type="as-char" svg:y="-0.1484in" svg:width="1.1543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list>
                <text:list-item>
                  <text:p text:style-name="P12">I er interference timen</text:p>
                </text:list-item>
              </text:list>
            </text:list-item>
            <text:list-item>
              <text:p text:style-name="P14"><draw:frame draw:style-name="fr1" draw:name="Object6" text:anchor-type="as-char" svg:y="-0.2689in" svg:width="3.861in" svg:height="0.4425in" draw:z-index="5"><draw:object xlink:href="./Object 6" xlink:type="simple" xlink:show="embed" xlink:actuate="onLoad"/><draw:image xlink:href="./ObjectReplacements/Object 6" xlink:type="simple" xlink:show="embed" xlink:actuate="onLoad"/></draw:frame></text:p>
              <text:list>
                <text:list-item>
                  <text:p text:style-name="P15">Firkantparentesene er ceiling-funksjonen </text:p>
                </text:list-item>
                <text:list-item>
                  <text:p text:style-name="P15">Man kan finne dette itterativt</text:p>
                </text:list-item>
                <text:list-item>
                  <text:p text:style-name="P16">Nøyaktig det samme som i sanntidssystemer</text:p>
                </text:list-item>
                <text:list-item>
                  <text:p text:style-name="P17">Dirkjellig fra Joseph og Pandaya </text:p>
                </text:list-item>
              </text:list>
            </text:list-item>
            <text:list-item>
              <text:p text:style-name="P18">Vi må også regne ut worst case impact av bit-stuffing</text:p>
            </text:list-item>
            <text:list-item>
              <text:p text:style-name="P19">Tindel hadde en feil i seg </text:p>
              <text:list>
                <text:list-item>
                  <text:p text:style-name="P19">Men en god del var rett </text:p>
                </text:list-item>
                <text:list-item>
                  <text:p text:style-name="P20">Man må skille mellom pakker med like pakker, selv om de har nøyaktig like egenskaper</text:p>
                </text:list-item>
                <text:list-item>
                  <text:p text:style-name="P21">Worst-case scenariet er når alle vil sende samtidig </text:p>
                  <text:list>
                    <text:list-item>
                      <text:p text:style-name="P21">Men worst case scenariet trenger ikke nødvendigvis å være den første meldingen som kan sendes </text:p>
                    </text:list-item>
                    <text:list-item>
                      <text:p text:style-name="P21">det ville stemt om om man hadde hatt preemptive transmision, men det har vi ikke </text:p>
                    </text:list-item>
                    <text:list-item>
                      <text:p text:style-name="P22">Men i nettverkssystemer har vi bare limited preemption </text:p>
                    </text:list-item>
                    <text:list-item>
                      <text:p text:style-name="P23">Vi trenger å se på busy-period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Ny analyse </text:p>
          <text:list>
            <text:list-item>
              <text:p text:style-name="P24">Busy period length </text:p>
            </text:list-item>
            <text:list-item>
              <text:p text:style-name="P24"><draw:frame draw:style-name="fr1" draw:name="Object7" text:anchor-type="as-char" svg:y="-0.2689in" svg:width="2.189in" svg:height="0.4425in" draw:z-index="6"><draw:object xlink:href="./Object 7" xlink:type="simple" xlink:show="embed" xlink:actuate="onLoad"/><draw:image xlink:href="./ObjectReplacements/Object 7" xlink:type="simple" xlink:show="embed" xlink:actuate="onLoad"/></draw:frame></text:p>
              <text:list>
                <text:list-item>
                  <text:p text:style-name="P25">hep =&gt; Mab må ta med meldingen selv også </text:p>
                </text:list-item>
              </text:list>
            </text:list-item>
            <text:list-item>
              <text:p text:style-name="P26">Man mp legge til <draw:frame draw:style-name="fr1" draw:name="Object8" text:anchor-type="as-char" svg:y="-0.1484in" svg:width="0.4181in" svg:height="0.2091in" draw:z-index="7"><draw:object xlink:href="./Object 8" xlink:type="simple" xlink:show="embed" xlink:actuate="onLoad"/><draw:image xlink:href="./ObjectReplacements/Object 8" xlink:type="simple" xlink:show="embed" xlink:actuate="onLoad"/></draw:frame>hvor </text:p>
              <text:list>
                <text:list-item>
                  <text:p text:style-name="P26"><text:soft-page-break/>C er den maksimale tiden mn kan være blokkert </text:p>
                </text:list-item>
                <text:list-item>
                  <text:p text:style-name="P26">q er det maksimale antallet meldinger som kan sendes over et tidsrom </text:p>
                </text:list-item>
                <text:list-item>
                  <text:p text:style-name="P26"><draw:frame draw:style-name="fr1" draw:name="Object9" text:anchor-type="as-char" svg:y="-0.2689in" svg:width="1.252in" svg:height="0.4425in" draw:z-index="8"><draw:object xlink:href="./Object 9" xlink:type="simple" xlink:show="embed" xlink:actuate="onLoad"/><draw:image xlink:href="./ObjectReplacements/Object 9" xlink:type="simple" xlink:show="embed" xlink:actuate="onLoad"/></draw:frame></text:p>
                </text:list-item>
              </text:list>
            </text:list-item>
          </text:list>
        </text:list-item>
        <text:list-item>
          <text:p text:style-name="P27">Konklusjoner om response-time analysis </text:p>
          <text:list>
            <text:list-item>
              <text:p text:style-name="P28">Den virker om man antar at alle noder oppfører seg <text:span text:style-name="T2">pent </text:span></text:p>
            </text:list-item>
            <text:list-item>
              <text:p text:style-name="P28"><text:span text:style-name="T2">Fungerer på flere typer nettverk </text:span></text:p>
              <text:list>
                <text:list-item>
                  <text:p text:style-name="P28"><text:span text:style-name="T2">Man må identifisere worst case scenariet </text:span></text:p>
                </text:list-item>
                <text:list-item>
                  <text:p text:style-name="P29"><text:span text:style-name="T3">Men man må også se på </text:span></text:p>
                </text:list-item>
              </text:list>
            </text:list-item>
          </text:list>
        </text:list-item>
        <text:list-item>
          <text:p text:style-name="P30"><text:span text:style-name="T4">Om man plugger inn en node som ikke følger reglene vil den kunne skade oppførselen til bilen </text:span></text:p>
        </text:list-item>
        <text:list-item>
          <text:p text:style-name="P31"><text:span text:style-name="T5">Forsøk på å forbedre real-time behaviour </text:span></text:p>
          <text:list>
            <text:list-item>
              <text:p text:style-name="P32"><text:span text:style-name="T6">Gi fairness garantier </text:span></text:p>
              <text:list>
                <text:list-item>
                  <text:p text:style-name="P33"><text:span text:style-name="T7">Om man har en del man endrer per transmit gir man bedre mulighet for fairness </text:span></text:p>
                  <text:list>
                    <text:list-item>
                      <text:p text:style-name="P33"><text:span text:style-name="T7">Men ble aldri implementert i produkter </text:span></text:p>
                    </text:list-item>
                  </text:list>
                </text:list-item>
                <text:list-item>
                  <text:p text:style-name="P34"><text:span text:style-name="T8">Time-triggered can </text:span></text:p>
                  <text:list>
                    <text:list-item>
                      <text:p text:style-name="P35"><text:span text:style-name="T8">Man får fairness, men man mister de gode CAN-egenskapen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pan text:style-name="T9">Det vil kunne oppstå feil i overføringene</text:span></text:p>
          <text:list>
            <text:list-item>
              <text:p text:style-name="P37"><text:span text:style-name="T10">Når vi ser på overførings-feil </text:span></text:p>
            </text:list-item>
            <text:list-item>
              <text:p text:style-name="P38"><text:span text:style-name="T11">Vi får den samme uttrykket som før, men man må også legge til </text:span></text:p>
              <text:list>
                <text:list-item>
                  <text:p text:style-name="P39"><draw:frame draw:style-name="fr1" draw:name="Object10" text:anchor-type="as-char" svg:y="-0.152in" svg:width="0.5409in" svg:height="0.2126in" draw:z-index="9"><draw:object xlink:href="./Object 10" xlink:type="simple" xlink:show="embed" xlink:actuate="onLoad"/><draw:image xlink:href="./ObjectReplacements/Object 10" xlink:type="simple" xlink:show="embed" xlink:actuate="onLoad"/></draw:frame>: <text:span text:style-name="T11">Maksimal overhead for feil som kan ha skjedd før et tidspunkt</text:span></text:p>
                </text:list-item>
              </text:list>
            </text:list-item>
          </text:list>
        </text:list-item>
        <text:list-item>
          <text:p text:style-name="P39"><text:s/><text:span text:style-name="T12">Probabilistic fault model </text:span></text:p>
          <text:list>
            <text:list-item>
              <text:p text:style-name="P40">Sannsynligheten for at k fault skjer på et intervall t er gitt ved:</text:p>
              <text:list>
                <text:list-item>
                  <text:p text:style-name="P40"><draw:frame draw:style-name="fr1" draw:name="Object11" text:anchor-type="as-char" svg:y="-0.2799in" svg:width="1.598in" svg:height="0.4283in" draw:z-index="10"><draw:object xlink:href="./Object 11" xlink:type="simple" xlink:show="embed" xlink:actuate="onLoad"/><draw:image xlink:href="./ObjectReplacements/Object 11" xlink:type="simple" xlink:show="embed" xlink:actuate="onLoad"/></draw:frame></text:p>
                </text:list-item>
                <text:list-item>
                  <text:p text:style-name="P41">Hver feil forårsaker maximum length error frame og skjer på siste bit av den lengste framen <text:span text:style-name="T13">(Worst case)</text:span></text:p>
                </text:list-item>
              </text:list>
            </text:list-item>
          </text:list>
        </text:list-item>
        <text:list-item>
          <text:p text:style-name="P42">Analyse: </text:p>
          <text:list>
            <text:list-item>
              <text:p text:style-name="P43">Man kan ikke bruke det som det er fordi </text:p>
              <text:list>
                <text:list-item>
                  <text:p text:style-name="P44">Feilen kan bare skje mens pakken sendes, og ikke mens man sender den nye pakken </text:p>
                </text:list-item>
              </text:list>
            </text:list-item>
            <text:list-item>
              <text:p text:style-name="P45">For k faults generaliseres likningen </text:p>
              <text:list>
                <text:list-item>
                  <text:p text:style-name="P45"><draw:frame draw:style-name="fr1" draw:name="Object12" text:anchor-type="as-char" svg:y="-0.2228in" svg:width="2.4602in" svg:height="0.3154in" draw:z-index="11"><draw:object xlink:href="./Object 12" xlink:type="simple" xlink:show="embed" xlink:actuate="onLoad"/><draw:image xlink:href="./ObjectReplacements/Object 12" xlink:type="simple" xlink:show="embed" xlink:actuate="onLoad"/></draw:frame></text:p>
                </text:list-item>
              </text:list>
            </text:list-item>
            <text:list-item>
              <text:p text:style-name="P46">Avhengig av tilfellene <text:span text:style-name="T14">må man sørge for at man kan holde 10^-7 eller 10^-10, eller noe annet avhengig av hva man gjør. </text:span></text:p>
            </text:list-item>
          </text:list>
        </text:list-item>
        <text:list-item>
          <text:p text:style-name="P47">Oppsummering</text:p>
          <text:list>
            <text:list-item>
              <text:p text:style-name="P48">Effektiv for sporadisk trafikk </text:p>
            </text:list-item>
            <text:list-item>
              <text:p text:style-name="P48">Lv respons tid ved lav trafikk </text:p>
            </text:list-item>
            <text:list-item>
              <text:p text:style-name="P48">Periodisitet er vanskelig å oppnå uten ekstra kontroll </text:p>
            </text:list-item>
            <text:list-item>
              <text:p text:style-name="P48">.... </text:p>
            </text:list-item>
          </text:list>
        </text:list-item>
        <text:list-item>
          <text:p text:style-name="P49">Det er refferanser til forelesningen</text:p>
        </text:list-item>
        <text:list-item>
          <text:p text:style-name="P50">CAN finnes nå som twisted pair og en for optisk </text:p>
        </text:list-item>
        <text:list-item>
          <text:p text:style-name="P51">En type for meldinger og en for data (Sees på som to forskjellige typer trafikk) </text:p>
        </text:list-item>
        <text:list-item>
          <text:p text:style-name="P52">Vi må finne grupper på <text:span text:style-name="T15">2 eller </text:span>3 for mid-termen</text:p>
          <text:list>
            <text:list-item>
              <text:p text:style-name="P53">Vi må velge grupper og velge <text:span text:style-name="T16">mellom </text:span>papers som vi <text:span text:style-name="T16">får, og så </text:span>presentere <text:span text:style-name="T16">dem</text:span></text:p>
            </text:list-item>
          </text:list>
        </text:list-item>
        <text:list-item>
          <text:p text:style-name="P5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0:09:24.794506306</meta:creation-date>
    <meta:generator>LibreOffice/5.1.6.2$Linux_X86_64 LibreOffice_project/10m0$Build-2</meta:generator>
    <dc:date>2019-03-04T11:57:15.776740579</dc:date>
    <meta:editing-duration>PT1H47M4S</meta:editing-duration>
    <meta:editing-cycles>91</meta:editing-cycles>
    <meta:document-statistic meta:table-count="0" meta:image-count="0" meta:object-count="12" meta:page-count="2" meta:paragraph-count="81" meta:word-count="627" meta:character-count="3224" meta:non-whitespace-character-count="2695"/>
  </office:meta>
</office:document-meta>
</file>

<file path=Object 1/content.xml><?xml version="1.0" encoding="utf-8"?>
<math xmlns="http://www.w3.org/1998/Math/MathML" display="block">
  <semantics>
    <mrow>
      <mrow>
        <msub>
          <mi>S</mi>
          <mi>i</mi>
        </msub>
        <mo stretchy="false">=</mo>
        <mo stretchy="false">{</mo>
      </mrow>
      <msub>
        <mi>T</mi>
        <mn>1,</mn>
      </msub>
      <msub>
        <mi>D</mi>
        <mi>i</mi>
      </msub>
      <mi>,</mi>
      <msub>
        <mi>C</mi>
        <mi>i</mi>
      </msub>
      <mo stretchy="false">}</mo>
    </mrow>
    <annotation encoding="StarMath 5.0">S_i = \{ T_1, D_i, C_i \}</annotation>
  </semantics>
</math>
</file>

<file path=Object 10/content.xml><?xml version="1.0" encoding="utf-8"?>
<math xmlns="http://www.w3.org/1998/Math/MathML" display="block">
  <semantics>
    <mrow>
      <msub>
        <mi>E</mi>
        <mi>m</mi>
      </msub>
      <mrow>
        <mo fence="true" stretchy="false">(</mo>
        <mrow>
          <msub>
            <mi>t</mi>
            <mi>m</mi>
          </msub>
        </mrow>
        <mo fence="true" stretchy="false">)</mo>
      </mrow>
    </mrow>
    <annotation encoding="StarMath 5.0">E_m( t_m )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F</mi>
                <mo stretchy="false">=</mo>
                <mi>k</mi>
              </mrow>
              <mi>,</mi>
              <mi>t</mi>
            </mrow>
          </mrow>
          <mo fence="true" stretchy="false">)</mo>
        </mrow>
        <mo stretchy="false">=</mo>
        <mfrac>
          <mrow>
            <msup>
              <mrow>
                <mo fence="true" stretchy="false">(</mo>
                <mrow>
                  <mrow>
                    <mi mathvariant="normal">λ</mi>
                    <mi>t</mi>
                  </mrow>
                </mrow>
                <mo fence="true" stretchy="false">)</mo>
              </mrow>
              <mi>k</mi>
            </msup>
            <msup>
              <mi>e</mi>
              <mrow>
                <mrow>
                  <mo stretchy="false">−</mo>
                  <mi mathvariant="normal">λ</mi>
                </mrow>
                <mi>t</mi>
              </mrow>
            </msup>
          </mrow>
          <mrow>
            <mi>k</mi>
            <mi>!</mi>
          </mrow>
        </mfrac>
      </mrow>
    </mrow>
    <annotation encoding="StarMath 5.0">p( F = k, t ) = {  {(%lambda t)^k e^{- %lambda t} }over {k!} }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R</mi>
              <mrow>
                <mi>m</mi>
                <mo stretchy="false">∨</mo>
                <mi>k</mi>
              </mrow>
            </msub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k</mi>
              <mi>,</mi>
              <mrow>
                <mo fence="true" stretchy="false">[</mo>
                <mrow>
                  <mrow>
                    <mn>0,</mn>
                    <msub>
                      <mi>R</mi>
                      <mrow>
                        <mi>m</mi>
                        <mo stretchy="false">∨</mo>
                        <mi>k</mi>
                      </mrow>
                    </msub>
                  </mrow>
                </mrow>
                <mo fence="true" stretchy="false">]</mo>
              </mrow>
            </mrow>
          </mrow>
          <mo fence="true" stretchy="false">)</mo>
        </mrow>
        <mo stretchy="false">−</mo>
        <mrow>
          <msubsup>
            <mo stretchy="false">∑</mo>
            <mrow>
              <mi>j</mi>
              <mo stretchy="false">=</mo>
              <mn>0</mn>
            </mrow>
            <mrow>
              <mi>k</mi>
              <mo stretchy="false">−</mo>
              <mn>1</mn>
            </mrow>
          </msubsup>
          <mn>..</mn>
        </mrow>
      </mrow>
      <mi>.</mi>
    </mrow>
    <annotation encoding="StarMath 5.0">P( R_{m| k} ) = p( k, [0, R_{m | k} ]) - sum_{ j=0 }^{ k-1 }...</annotation>
  </semantics>
</math>
</file>

<file path=Object 2/content.xml><?xml version="1.0" encoding="utf-8"?>
<math xmlns="http://www.w3.org/1998/Math/MathML" display="block">
  <semantics>
    <mrow>
      <mrow>
        <msub>
          <mi>P</mi>
          <mi>i</mi>
        </msub>
        <mo stretchy="false">=</mo>
        <mo stretchy="false">{</mo>
      </mrow>
      <msub>
        <mi>T</mi>
        <mi>i</mi>
      </msub>
      <mi>,</mi>
      <msub>
        <mi>D</mi>
        <mi>i</mi>
      </msub>
      <mi>,</mi>
      <msub>
        <mi>C</mi>
        <mi>i</mi>
      </msub>
      <mo stretchy="false">}</mo>
    </mrow>
    <annotation encoding="StarMath 5.0">P_i =  \{  T_i, D_i, C_i \}
</annotation>
  </semantics>
</math>
</file>

<file path=Object 3/content.xml><?xml version="1.0" encoding="utf-8"?>
<math xmlns="http://www.w3.org/1998/Math/MathML" display="block">
  <semantics>
    <msub>
      <mi>R</mi>
      <mi>m</mi>
    </msub>
    <annotation encoding="StarMath 5.0">R_m</annotation>
  </semantics>
</math>
</file>

<file path=Object 4/content.xml><?xml version="1.0" encoding="utf-8"?>
<math xmlns="http://www.w3.org/1998/Math/MathML" display="block">
  <semantics>
    <mrow>
      <msub>
        <mi>R</mi>
        <mi>m</mi>
      </msub>
      <mo stretchy="false">=</mo>
      <mrow>
        <msub>
          <mi>C</mi>
          <mi>m</mi>
        </msub>
        <mo stretchy="false">+</mo>
        <msub>
          <mi>J</mi>
          <mi>m</mi>
        </msub>
        <mo stretchy="false">+</mo>
        <msub>
          <mi>I</mi>
          <mi>m</mi>
        </msub>
      </mrow>
    </mrow>
    <annotation encoding="StarMath 5.0">R_m = C_m + J_m +I_m </annotation>
  </semantics>
</math>
</file>

<file path=Object 5/content.xml><?xml version="1.0" encoding="utf-8"?>
<math xmlns="http://www.w3.org/1998/Math/MathML" display="block">
  <semantics>
    <mrow>
      <mrow>
        <msub>
          <mi>R</mi>
          <mi>m</mi>
        </msub>
        <mo stretchy="false">&lt;</mo>
        <msub>
          <mi>D</mi>
          <mi>m</mi>
        </msub>
      </mrow>
      <mo stretchy="false">∀</mo>
      <mi>m</mi>
    </mrow>
    <annotation encoding="StarMath 5.0">R_m &lt; D_m forall m</annotation>
  </semantics>
</math>
</file>

<file path=Object 6/content.xml><?xml version="1.0" encoding="utf-8"?>
<math xmlns="http://www.w3.org/1998/Math/MathML" display="block">
  <semantics>
    <mrow>
      <mrow>
        <msub>
          <mi>R</mi>
          <mi>m</mi>
        </msub>
        <mo stretchy="false">=</mo>
        <mrow>
          <msub>
            <mi>C</mi>
            <mi>m</mi>
          </msub>
          <mo stretchy="false">+</mo>
          <msub>
            <mi>J</mi>
            <mi>m</mi>
          </msub>
        </mrow>
      </mrow>
      <mn>0</mn>
      <msub>
        <mi>I</mi>
        <mi>m</mi>
      </msub>
      <mi mathvariant="italic">with</mi>
      <mrow>
        <msub>
          <mi>I</mi>
          <mi>m</mi>
        </msub>
        <mo stretchy="false">=</mo>
        <mrow>
          <msub>
            <mi>B</mi>
            <mi>m</mi>
          </msub>
          <mo stretchy="false">+</mo>
          <mrow>
            <msub>
              <mo stretchy="false">∑</mo>
              <mrow>
                <mo stretchy="false">∀</mo>
                <mrow>
                  <mi>j</mi>
                  <mo stretchy="false">∈</mo>
                  <mi mathvariant="italic">hp</mi>
                </mrow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sub>
            <mrow>
              <mo fence="true" stretchy="false">[</mo>
              <mrow>
                <mfrac>
                  <mrow>
                    <msub>
                      <mi>I</mi>
                      <mi>m</mi>
                    </msub>
                    <mo stretchy="false">+</mo>
                    <msub>
                      <mi>J</mi>
                      <mi>m</mi>
                    </msub>
                    <mo stretchy="false">+</mo>
                    <msub>
                      <mi mathvariant="normal">τ</mi>
                      <mi mathvariant="italic">bit</mi>
                    </msub>
                  </mrow>
                  <msub>
                    <mi>T</mi>
                    <mi>j</mi>
                  </msub>
                </mfrac>
              </mrow>
              <mo fence="true" stretchy="false">]</mo>
            </mrow>
          </mrow>
        </mrow>
      </mrow>
      <msub>
        <mi>C</mi>
        <mi>j</mi>
      </msub>
    </mrow>
    <annotation encoding="StarMath 5.0">R_m = C_m + J_m 0 I_m with I_m = B_m + sum_{ forall j in hp(m) } [ {I_m + J_m + %tau_{bit} } over T_j ]C_j</annotation>
  </semantics>
</math>
</file>

<file path=Object 7/content.xml><?xml version="1.0" encoding="utf-8"?>
<math xmlns="http://www.w3.org/1998/Math/MathML" display="block">
  <semantics>
    <mrow>
      <mrow>
        <msub>
          <mi>t</mi>
          <mi>m</mi>
        </msub>
        <mo stretchy="false">=</mo>
        <mrow>
          <msub>
            <mi>B</mi>
            <mi>m</mi>
          </msub>
          <mo stretchy="false">+</mo>
          <mrow>
            <msub>
              <mo stretchy="false">∑</mo>
              <mrow>
                <mo stretchy="false">∀</mo>
                <mrow>
                  <mi>j</mi>
                  <mo stretchy="false">∈</mo>
                  <mi mathvariant="italic">hep</mi>
                </mrow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sub>
            <mi mathvariant="italic">ceil</mi>
          </mrow>
        </mrow>
      </mrow>
      <mrow>
        <mo fence="true" stretchy="false">(</mo>
        <mrow>
          <mfrac>
            <mrow>
              <msub>
                <mi>t</mi>
                <mi>m</mi>
              </msub>
              <mo stretchy="false">+</mo>
              <msub>
                <mi>J</mi>
                <mi>m</mi>
              </msub>
            </mrow>
            <msub>
              <mi>T</mi>
              <mi>j</mi>
            </msub>
          </mfrac>
        </mrow>
        <mo fence="true" stretchy="false">)</mo>
      </mrow>
    </mrow>
    <annotation encoding="StarMath 5.0">t_m = B_m + sum_{ forall j in hep(i) } ceil( {t_m + J_m  } over T_j)</annotation>
  </semantics>
</math>
</file>

<file path=Object 8/content.xml><?xml version="1.0" encoding="utf-8"?>
<math xmlns="http://www.w3.org/1998/Math/MathML" display="block">
  <semantics>
    <mrow>
      <mi>q</mi>
      <mo stretchy="false">⋅</mo>
      <msub>
        <mi>C</mi>
        <mi>m</mi>
      </msub>
    </mrow>
    <annotation encoding="StarMath 5.0">q cdot C_m</annotation>
  </semantics>
</math>
</file>

<file path=Object 9/content.xml><?xml version="1.0" encoding="utf-8"?>
<math xmlns="http://www.w3.org/1998/Math/MathML" display="block">
  <semantics>
    <mrow>
      <mrow>
        <msub>
          <mi>Q</mi>
          <mi>m</mi>
        </msub>
        <mo stretchy="false">=</mo>
        <mi mathvariant="italic">ceil</mi>
      </mrow>
      <mrow>
        <mo fence="true" stretchy="false">(</mo>
        <mrow>
          <mfrac>
            <mrow>
              <msub>
                <mi>t</mi>
                <mi>m</mi>
              </msub>
              <mo stretchy="false">+</mo>
              <msub>
                <mi>J</mi>
                <mi>m</mi>
              </msub>
            </mrow>
            <msub>
              <mi>T</mi>
              <mi>m</mi>
            </msub>
          </mfrac>
        </mrow>
        <mo fence="true" stretchy="false">)</mo>
      </mrow>
    </mrow>
    <annotation encoding="StarMath 5.0">Q_m = ceil(  {t_m +J_m} over T_m  )</annotation>
  </semantics>
</math>
</file>